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ito" svg:font-family="Linuxito"/>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officeooo:rsid="001a93d4" officeooo:paragraph-rsid="001a93d4"/>
    </style:style>
    <style:style style:name="P3" style:family="paragraph" style:parent-style-name="Standard">
      <style:paragraph-properties fo:margin-top="0cm" fo:margin-bottom="0cm" loext:contextual-spacing="false"/>
      <style:text-properties officeooo:rsid="001d81e1" officeooo:paragraph-rsid="001d81e1"/>
    </style:style>
    <style:style style:name="P4" style:family="paragraph" style:parent-style-name="Text_20_body">
      <style:paragraph-properties fo:margin-top="0cm" fo:margin-bottom="0cm" loext:contextual-spacing="false"/>
      <style:text-properties fo:font-variant="normal" fo:text-transform="none" fo:color="#333333" style:font-name="Linuxito" fo:font-size="11.25pt" fo:letter-spacing="normal" fo:font-style="normal" fo:font-weight="normal" officeooo:rsid="001d81e1" officeooo:paragraph-rsid="001d81e1"/>
    </style:style>
    <style:style style:name="P5" style:family="paragraph" style:parent-style-name="Text_20_body">
      <style:paragraph-properties fo:margin-left="0cm" fo:margin-right="0cm" fo:margin-top="0cm" fo:margin-bottom="0.238cm" loext:contextual-spacing="false" fo:orphans="2" fo:widows="2" fo:text-indent="0cm" style:auto-text-indent="false"/>
      <style:text-properties fo:font-variant="normal" fo:text-transform="none" fo:color="#333333" style:font-name="Linuxito" fo:font-size="11.25pt" fo:letter-spacing="normal" fo:font-style="normal" fo:font-weight="normal"/>
    </style:style>
    <style:style style:name="P6" style:family="paragraph" style:parent-style-name="Text_20_body">
      <style:paragraph-properties fo:margin-left="0cm" fo:margin-right="0cm" fo:margin-top="0cm" fo:margin-bottom="0.238cm" loext:contextual-spacing="false" fo:orphans="2" fo:widows="2" fo:text-indent="0cm" style:auto-text-indent="false"/>
      <style:text-properties fo:font-variant="normal" fo:text-transform="none" fo:color="#333333" fo:letter-spacing="normal"/>
    </style:style>
    <style:style style:name="P7" style:family="paragraph" style:parent-style-name="Standard" style:master-page-name="Standard">
      <style:paragraph-properties fo:margin-top="0cm" fo:margin-bottom="0cm" loext:contextual-spacing="false" style:page-number="1"/>
    </style:style>
    <style:style style:name="P8" style:family="paragraph" style:parent-style-name="Standard">
      <style:paragraph-properties fo:margin-top="0cm" fo:margin-bottom="0cm" loext:contextual-spacing="false"/>
      <style:text-properties officeooo:rsid="001d81e1" officeooo:paragraph-rsid="001d81e1"/>
    </style:style>
    <style:style style:name="P9" style:family="paragraph" style:parent-style-name="Standard">
      <style:paragraph-properties fo:margin-top="0cm" fo:margin-bottom="0cm" loext:contextual-spacing="false"/>
      <style:text-properties officeooo:rsid="001e0d59" officeooo:paragraph-rsid="001e0d59"/>
    </style:style>
    <style:style style:name="P10" style:family="paragraph" style:parent-style-name="Standard">
      <style:paragraph-properties fo:margin-top="0cm" fo:margin-bottom="0cm" loext:contextual-spacing="false"/>
      <style:text-properties officeooo:rsid="001f267b" officeooo:paragraph-rsid="001f267b"/>
    </style:style>
    <style:style style:name="P11" style:family="paragraph" style:parent-style-name="Text_20_body" style:list-style-name="L1">
      <style:paragraph-properties fo:margin-left="0cm" fo:margin-right="0cm" fo:margin-top="0cm" fo:margin-bottom="0.238cm" loext:contextual-spacing="false" style:line-height-at-least="0.476cm" fo:orphans="2" fo:widows="2" fo:text-indent="0cm" style:auto-text-indent="false" fo:padding="0cm" fo:border="none"/>
      <style:text-properties fo:font-variant="normal" fo:text-transform="none" fo:color="#333333" style:font-name="Linuxito" fo:font-size="11.25pt" fo:letter-spacing="normal" fo:font-style="normal" fo:font-weight="normal"/>
    </style:style>
    <style:style style:name="P12" style:family="paragraph" style:parent-style-name="Text_20_body" style:list-style-name="L2">
      <style:paragraph-properties fo:margin-left="0cm" fo:margin-right="0cm" fo:margin-top="0cm" fo:margin-bottom="0.238cm" loext:contextual-spacing="false" style:line-height-at-least="0.476cm" fo:orphans="2" fo:widows="2" fo:text-indent="0cm" style:auto-text-indent="false" fo:padding="0cm" fo:border="none"/>
      <style:text-properties fo:font-variant="normal" fo:text-transform="none" fo:color="#333333" style:font-name="Linuxito" fo:font-size="11.25pt" fo:letter-spacing="normal" fo:font-style="normal" fo:font-weight="normal"/>
    </style:style>
    <style:style style:name="P13" style:family="paragraph" style:parent-style-name="Text_20_body" style:list-style-name="L3">
      <style:paragraph-properties fo:margin-left="0cm" fo:margin-right="0cm" fo:margin-top="0cm" fo:margin-bottom="0.238cm" loext:contextual-spacing="false" style:line-height-at-least="0.476cm" fo:orphans="2" fo:widows="2" fo:text-indent="0cm" style:auto-text-indent="false" fo:padding="0cm" fo:border="none"/>
      <style:text-properties fo:font-variant="normal" fo:text-transform="none" fo:color="#333333" style:font-name="Linuxito" fo:font-size="11.25pt" fo:letter-spacing="normal" fo:font-style="normal" fo:font-weight="normal"/>
    </style:style>
    <style:style style:name="P14" style:family="paragraph" style:parent-style-name="Text_20_body" style:list-style-name="L4">
      <style:paragraph-properties fo:margin-left="0cm" fo:margin-right="0cm" fo:margin-top="0cm" fo:margin-bottom="0.238cm" loext:contextual-spacing="false" style:line-height-at-least="0.476cm" fo:orphans="2" fo:widows="2" fo:text-indent="0cm" style:auto-text-indent="false" fo:padding="0cm" fo:border="none"/>
      <style:text-properties fo:font-variant="normal" fo:text-transform="none" fo:color="#333333" style:font-name="Linuxito" fo:font-size="11.25pt" fo:letter-spacing="normal" fo:font-style="normal" fo:font-weight="normal"/>
    </style:style>
    <style:style style:name="P15" style:family="paragraph" style:parent-style-name="Text_20_body" style:list-style-name="L1">
      <style:paragraph-properties fo:margin-top="0cm" fo:margin-bottom="0.238cm" loext:contextual-spacing="false" style:line-height-at-least="0.476cm" fo:orphans="2" fo:widows="2" fo:padding="0cm" fo:border="none"/>
      <style:text-properties fo:font-variant="normal" fo:text-transform="none" fo:color="#333333" style:font-name="Linuxito" fo:font-size="11.25pt" fo:letter-spacing="normal" fo:font-style="normal" fo:font-weight="normal"/>
    </style:style>
    <style:style style:name="P16" style:family="paragraph" style:parent-style-name="Text_20_body" style:list-style-name="L2">
      <style:paragraph-properties fo:margin-top="0cm" fo:margin-bottom="0.238cm" loext:contextual-spacing="false" style:line-height-at-least="0.476cm" fo:orphans="2" fo:widows="2" fo:padding="0cm" fo:border="none"/>
      <style:text-properties fo:font-variant="normal" fo:text-transform="none" fo:color="#333333" style:font-name="Linuxito" fo:font-size="11.25pt" fo:letter-spacing="normal" fo:font-style="normal" fo:font-weight="normal"/>
    </style:style>
    <style:style style:name="P17" style:family="paragraph" style:parent-style-name="Text_20_body" style:list-style-name="L3">
      <style:paragraph-properties fo:margin-top="0cm" fo:margin-bottom="0.238cm" loext:contextual-spacing="false" style:line-height-at-least="0.476cm" fo:orphans="2" fo:widows="2" fo:padding="0cm" fo:border="none"/>
      <style:text-properties fo:font-variant="normal" fo:text-transform="none" fo:color="#333333" style:font-name="Linuxito" fo:font-size="11.25pt" fo:letter-spacing="normal" fo:font-style="normal" fo:font-weight="normal"/>
    </style:style>
    <style:style style:name="P18" style:family="paragraph" style:parent-style-name="Text_20_body" style:list-style-name="L4">
      <style:paragraph-properties fo:margin-top="0cm" fo:margin-bottom="0.238cm" loext:contextual-spacing="false" style:line-height-at-least="0.476cm" fo:orphans="2" fo:widows="2" fo:padding="0cm" fo:border="none"/>
      <style:text-properties fo:font-variant="normal" fo:text-transform="none" fo:color="#333333" style:font-name="Linuxito" fo:font-size="11.25pt" fo:letter-spacing="normal" fo:font-style="normal" fo:font-weight="normal"/>
    </style:style>
    <style:style style:name="T1" style:family="text">
      <style:text-properties officeooo:rsid="0018d28b"/>
    </style:style>
    <text:list-style style:name="L1">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
      <text:p text:style-name="P1">Procesos</text:p>
      <text:p text:style-name="P1"/>
      <text:p text:style-name="P1">El sistema operativo necesita saber que recursos necesita el proceso para ser ejecutado:</text:p>
      <text:p text:style-name="P1"/>
      <text:p text:style-name="P1">Tiempo CPU</text:p>
      <text:p text:style-name="P1">Memoria</text:p>
      <text:p text:style-name="P1">Archivos</text:p>
      <text:p text:style-name="P1">Dispositivos E/A</text:p>
      <text:p text:style-name="P1"/>
      <text:p text:style-name="P1">Estos se le asignan en el momento de su creación, pero durante toda su ejecución estos pueden ser alterados. Todo proceso tiene un entero como único identificador el PID. El SO debe saber como crear y eliminar los procesos, así como liberar sus recursos.</text:p>
      <text:p text:style-name="P1"/>
      <text:p text:style-name="P1">Los procesos pueden comunicarse entre ellos y es muy importante la sincronización entre estos y en caso de bloqueo mutuo es el SO el que decide.</text:p>
      <text:p text:style-name="P1"/>
      <text:p text:style-name="P1">Las partes de un proceso:</text:p>
      <text:p text:style-name="P1"/>
      <text:p text:style-name="P1">La parte programada con su correspondiente sección de texto. Esto implica tener un valor en el contador del programa para saber cual es la siguiente instrucción a ejecutar <text:span text:style-name="T1">que estará en la memoria.</text:span></text:p>
      <text:p text:style-name="P1"/>
      <text:p text:style-name="P2">Todo proceso tiene que tener un padre y este sera el encargado de liberar los recursos de todos sus procesos hijos. </text:p>
      <text:p text:style-name="P2"/>
      <text:p text:style-name="P3">Columna stat </text:p>
      <text:p text:style-name="P3"/>
      <text:p text:style-name="P4">ps se utiliza para obtener una instantánea de los procesos en el sistema. Muchas veces es necesario obtener información valiosa, como por ejemplo determinar bajo qué usuario corre un proceso, y utilizamos el viejo y conocido "ps aux" sin saber bien que opciones estamos utilizando.</text:p>
      <text:p text:style-name="P5">Generalmente en cualquier distribución de GNU/Linux se incluye la versión de ps que acepta diferentes tipos de opciones: las opciones UNIX que son precedidas por un guión (dash), las opciones BSD que no utilizan guión, y las opciones GNU largas que se preceden por dos guiones. Estas opciones se pueden mezclar, pero a veces ocasionan conflictos o existen opciones sinónimas que producen los mismos resultados. Por ejemplo "ps -aux" muestra todos los procesos pertenecientes al usuario llamado "x", ya que no suele existir un usuario llamado "x" ps lo interpreta como el comando "ps aux" e imprime una advertencia :D</text:p>
      <text:p text:style-name="P5">Por defecto ps sólo muestra los procesos con el mismo user id efectivo (EUID) que el del usuario que lo ejecuta. Cuando utilizamos ps con las opciones "aux" el resultado es:</text:p>
      <text:list xml:id="list7186067532153116657" text:style-name="L1">
        <text:list-item>
          <text:p text:style-name="P11"><text:soft-page-break/>a: eliminar la restricción BSD "only yourself" para agregar procesos de otros usuarios</text:p>
        </text:list-item>
        <text:list-item>
          <text:p text:style-name="P15">u: utilizar el formato orientado al usuario</text:p>
        </text:list-item>
        <text:list-item>
          <text:p text:style-name="P15">x: eliminar la restricción BSD "must have a tty" para agregar procesos que no tengan una tty asociada</text:p>
        </text:list-item>
      </text:list>
      <text:p text:style-name="P6"> </text:p>
      <text:p text:style-name="P5">De esta forma seleccionamos todos los procesos en el sistema y los mostramos en el formato orientado al usuario.</text:p>
      <text:p text:style-name="P5">La salida de "ps aux" es una tabla donde cada fila es un proceso y las columnas contienen la siguiente información:</text:p>
      <text:list xml:id="list4474784868313935346" text:style-name="L2">
        <text:list-item>
          <text:p text:style-name="P12">USER: usuario con el que se ejecuta el proceso</text:p>
        </text:list-item>
        <text:list-item>
          <text:p text:style-name="P16">PID: ID del proceso</text:p>
        </text:list-item>
        <text:list-item>
          <text:p text:style-name="P16">%CPU: porcentaje de tiempo que el proceso estuvo en ejecución desde que se inició</text:p>
        </text:list-item>
        <text:list-item>
          <text:p text:style-name="P16">%MEM: porcentaje de memoria física utilizada</text:p>
        </text:list-item>
        <text:list-item>
          <text:p text:style-name="P16">VSZ: memoria virtual del proceso medida en KiB</text:p>
        </text:list-item>
        <text:list-item>
          <text:p text:style-name="P16">RSS: "resident set size", es la cantidad de memoria física no swappeada que la tarea a utilizado (en KiB)</text:p>
        </text:list-item>
        <text:list-item>
          <text:p text:style-name="P16">TT: terminal que controla el proceso (tty)</text:p>
        </text:list-item>
        <text:list-item>
          <text:p text:style-name="P16">STAT: código de estado del proceso (información detallada más adelante)</text:p>
        </text:list-item>
        <text:list-item>
          <text:p text:style-name="P16">STARTED: fecha de inicio del proceso</text:p>
        </text:list-item>
        <text:list-item>
          <text:p text:style-name="P16">TIME: tiempo de CPU acumulado</text:p>
        </text:list-item>
        <text:list-item>
          <text:p text:style-name="P16">COMMAND: comando con todos sus argumentos</text:p>
        </text:list-item>
      </text:list>
      <text:p text:style-name="P6"> </text:p>
      <text:p text:style-name="P5">Los códigos de estado del proceso pueden ser:</text:p>
      <text:list xml:id="list3990458199574770954" text:style-name="L3">
        <text:list-item>
          <text:p text:style-name="P13">D: suspendido no interrumpible (generalmente esperando E/S)</text:p>
        </text:list-item>
        <text:list-item>
          <text:p text:style-name="P17">R: en ejecución o listo para ejecutarse (en cola)</text:p>
        </text:list-item>
        <text:list-item>
          <text:p text:style-name="P17">S: suspendido interrumpible (esperando que se complete un evento)</text:p>
        </text:list-item>
        <text:list-item>
          <text:p text:style-name="P17">T: detenido, por una señal de control de trabajo o porque está siendo traceado</text:p>
        </text:list-item>
        <text:list-item>
          <text:p text:style-name="P17">W: paginado (no válido a partir del kernel 2.6.xx)</text:p>
        </text:list-item>
        <text:list-item>
          <text:p text:style-name="P17">X: muerto (nunca debe ser visto)</text:p>
        </text:list-item>
        <text:list-item>
          <text:p text:style-name="P17">Z: proceso difunto ("zombie"), terminado pero no reclamado por el proceso padre</text:p>
        </text:list-item>
      </text:list>
      <text:p text:style-name="P6"> </text:p>
      <text:p text:style-name="P5"><text:soft-page-break/>Para los formatos BSD (por ejemplo como cuando se utiliza "ps axo" para mostrar la lista de procesos en un formato definido por el usuario) y cuando se utiliza la palabra clave "stat", se muestran los caracteres adicionales:</text:p>
      <text:list xml:id="list2554968475860219103" text:style-name="L4">
        <text:list-item>
          <text:p text:style-name="P14">&lt;: alta prioridad</text:p>
        </text:list-item>
        <text:list-item>
          <text:p text:style-name="P18">N: baja prioridad</text:p>
        </text:list-item>
        <text:list-item>
          <text:p text:style-name="P18">L: tiene páginas bloqueadas en memoria</text:p>
        </text:list-item>
        <text:list-item>
          <text:p text:style-name="P18">s: es un líder de sesión (se trata de un proceso que ha iniciado una nueva sesión)</text:p>
        </text:list-item>
        <text:list-item>
          <text:p text:style-name="P18">l: es multihilado</text:p>
        </text:list-item>
        <text:list-item>
          <text:p text:style-name="P18">+: está en el grupo de procesos en primer plano</text:p>
        </text:list-item>
      </text:list>
      <text:p text:style-name="P3"/>
      <text:p text:style-name="P9">El comando top nos muestra el estado de los procesos en tiempo real y dinamicamente, la hora, la carga del sistema e intervalos de carga, muestra las tareas, estado de la cpu y de la memoria (memoria total, libre y utilizada) . Con pulsando h mientras se ejecuta top nos muestra una lista de comandos de mucha utilidad.</text:p>
      <text:p text:style-name="P9"/>
      <text:p text:style-name="P9">La columna virt es la suma de res mas suaw</text:p>
      <text:p text:style-name="P9">suaw muestra la memoria que ha sido movida de la parte del area de intercambio o que aun no ha dido movida de este area</text:p>
      <text:p text:style-name="P9"/>
      <text:p text:style-name="P9">res es la ram que esta gastando el proceso</text:p>
      <text:p text:style-name="P9"/>
      <text:p text:style-name="P9">code y data son la memoria utilzada por el codigo y los datos</text:p>
      <text:p text:style-name="P9"/>
      <text:p text:style-name="P9">SHR es la memoria compartida con otro proceso para que procesos cooperantes puedan intercambiarse informacion. </text:p>
      <text:p text:style-name="P9"/>
      <text:p text:style-name="P9">P muestra la ultima cpu usada</text:p>
      <text:p text:style-name="P9"/>
      <text:p text:style-name="P9">nflt numero de fallo de pagina para el proceso </text:p>
      <text:p text:style-name="P9"/>
      <text:p text:style-name="P9">Para ejecutar un proceso en segundo plano hay que poner &amp; delante “&amp;gedit”</text:p>
      <text:p text:style-name="P9"/>
      <text:p text:style-name="P10">ejemplo</text:p>
      <text:p text:style-name="P10"/>
      <text:p text:style-name="P10">gedit &amp; – lo lanza en segundo plano</text:p>
      <text:p text:style-name="P10">bg gedit – lo mismo</text:p>
      <text:p text:style-name="P10">fg gedit – lo trae a primer plano</text:p>
      <text:p text:style-name="P10"><text:s/>xkill es la polla para matar las pantallas graficas bloqueadas, saldra una x y lo que pinchemos se lo pela</text:p>
      <text:p text:style-name="P10"/>
      <text:p text:style-name="P10">jobs: permite ver la lista de comandos lanzados desde la terminal</text:p>
      <text:p text:style-name="P10"/>
      <text:p text:style-name="P10">sleep: duerme un proseso en el tiempo que le indiquemos</text:p>
      <text:p text:style-name="P1"/>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ito" svg:font-family="Linuxito"/>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s" fo:country="E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s" fo:country="E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9-30T11:13:19.765905692</dc:date>
    <dc:creator>enrique </dc:creator>
    <meta:editing-duration>PT47M13S</meta:editing-duration>
    <meta:editing-cycles>3</meta:editing-cycles>
    <meta:generator>LibreOffice/5.0.3.2$Linux_X86_64 LibreOffice_project/00m0$Build-2</meta:generator>
    <meta:document-statistic meta:table-count="0" meta:image-count="0" meta:object-count="0" meta:page-count="4" meta:paragraph-count="65" meta:word-count="898" meta:character-count="5067" meta:non-whitespace-character-count="4247"/>
  </office:meta>
</office:document-meta>
</file>